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getPers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equals( Object o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dia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setSize(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getBit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setPersons( List &lt; String &gt; pers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dia.getPlay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get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hashCod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dia.setBitrate( int bit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setCopyright( String copy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getCopy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Med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dia.setFormat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setPlayer( Player play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Media( String uri , String title , int width , int height , String format , long duration , long size , int bitrate , boolean hasBitrate , List &lt; String &gt; persons , Player player , String copy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dia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.setDuration( long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